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E2000000873424511BA09C6F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とコンテンツ-notes">
      <style:graphic-properties draw:fill-color="#ffffff" fo:min-height="13.364cm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0.608cm" style:use-optimal-column-width="false"/>
    </style:style>
    <style:style style:name="co3" style:family="table-column">
      <style:table-column-properties style:column-width="12.585cm" style:use-optimal-column-width="false"/>
    </style:style>
    <style:style style:name="co4" style:family="table-column">
      <style:table-column-properties style:column-width="3.995cm" style:use-optimal-column-width="false"/>
    </style:style>
    <style:style style:name="co5" style:family="table-column">
      <style:table-column-properties style:column-width="5.54cm" style:use-optimal-column-width="false"/>
    </style:style>
    <style:style style:name="co6" style:family="table-column">
      <style:table-column-properties style:column-width="2.624cm" style:use-optimal-column-width="false"/>
    </style:style>
    <style:style style:name="co7" style:family="table-column">
      <style:table-column-properties style:column-width="13.177cm" style:use-optimal-column-width="false"/>
    </style:style>
    <style:style style:name="co8" style:family="table-column">
      <style:table-column-properties style:column-width="4cm" style:use-optimal-column-width="false"/>
    </style:style>
    <style:style style:name="co9" style:family="table-column">
      <style:table-column-properties style:column-width="5.548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1.602cm"/>
    </style:style>
    <style:style style:name="ro3" style:family="table-row">
      <style:table-row-properties style:row-height="1.191cm"/>
    </style:style>
    <style:style style:name="ro4" style:family="table-row">
      <style:table-row-properties style:row-height="3.66cm"/>
    </style:style>
    <style:style style:name="ro5" style:family="table-row">
      <style:table-row-properties style:row-height="2.287cm"/>
    </style:style>
    <style:style style:name="ro6" style:family="table-row">
      <style:table-row-properties style:row-height="6.207cm"/>
    </style:style>
    <style:style style:name="ro7" style:family="table-row">
      <style:table-row-properties style:row-height="1.669cm"/>
    </style:style>
    <style:style style:name="ro8" style:family="table-row">
      <style:table-row-properties style:row-height="3.43cm"/>
    </style:style>
    <style:style style:name="ro9" style:family="table-row">
      <style:table-row-properties style:row-height="2.16cm"/>
    </style:style>
    <style:style style:name="ro10" style:family="table-row">
      <style:table-row-properties style:row-height="7.011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bold" style:font-name-asian="HGP創英角ｺﾞｼｯｸUB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6pt" fo:letter-spacing="normal" fo:font-style="normal" style:text-underline-style="none" fo:font-weight="normal" style:font-name-asian="HGP創英角ｺﾞｼｯｸUB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4pt" fo:letter-spacing="normal" fo:font-style="normal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48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SS Compliance - Education / Awareness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 Compliance - Education / Awareness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5.348cm" svg:height="15.938cm" svg:x="1.083cm" svg:y="2.35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5"><text:span text:style-name="T3">Company</text:span></text:p>
              </table:table-cell>
              <table:covered-table-cell/>
              <table:table-cell>
                <text:p text:style-name="P5"><text:span text:style-name="T4">Sony</text:span></text:p>
              </table:table-cell>
              <table:table-cell>
                <text:p text:style-name="P5"><text:span text:style-name="T3">Wiki</text:span></text:p>
              </table:table-cell>
              <table:table-cell>
                <text:p text:style-name="P5"><text:span text:style-name="T5"><text:s text:c="4"/></text:span><text:span text:style-name="T5">OK <text:s/>/ NG</text:span></text:p>
              </table:table-cell>
            </table:table-row>
            <table:table-row table:style-name="ro2" table:default-cell-style-name="ce1">
              <table:table-cell table:number-columns-spanned="2">
                <text:p text:style-name="P5"><text:span text:style-name="T3">Presenter</text:span></text:p>
              </table:table-cell>
              <table:covered-table-cell/>
              <table:table-cell>
                <text:p text:style-name="P5"><text:span text:style-name="T3">Hiroyuki Fukuchi</text:span></text:p>
              </table:table-cell>
              <table:table-cell>
                <text:p text:style-name="P5"><text:span text:style-name="T3">Date</text:span></text:p>
              </table:table-cell>
              <table:table-cell>
                <text:p text:style-name="P5"><text:span text:style-name="T5">2018/6/5</text:span></text:p>
              </table:table-cell>
            </table:table-row>
            <table:table-row table:style-name="ro3">
              <table:table-cell table:style-name="ce1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1">
                <text:p text:style-name="P6"><text:span text:style-name="T5">Item</text:span></text:p>
              </table:table-cell>
              <table:table-cell table:style-name="ce1" table:number-columns-spanned="4">
                <text:list text:style-name="L4">
                  <text:list-item>
                    <text:p text:style-name="P5"><text:span text:style-name="T6">OSS training (9hours, 4times/year)</text:span></text:p>
                  </text:list-item>
                </text:list>
                <text:p text:style-name="P7"><text:span text:style-name="T6"><text:s text:c="3"/></text:span><text:span text:style-name="T6">+ customized course for each development site (Japan and abroad)</text:span></text:p>
                <text:list text:continue-numbering="true" text:style-name="L4">
                  <text:list-item>
                    <text:p text:style-name="P7"><text:span text:style-name="T6">OSS community training</text:span></text:p>
                  </text:list-item>
                  <text:list-item>
                    <text:p text:style-name="P7"><text:span text:style-name="T6">Freshman training</text:span></text:p>
                  </text:list-item>
                  <text:list-item>
                    <text:p text:style-name="P7"><text:span text:style-name="T6">E-learning (including non-engineer)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5">
              <table:table-cell table:style-name="ce1">
                <text:p text:style-name="P6"><text:span text:style-name="T5">Issue</text:span></text:p>
              </table:table-cell>
              <table:table-cell table:style-name="ce1" table:number-columns-spanned="4">
                <text:list text:continue-numbering="true" text:style-name="L4">
                  <text:list-item>
                    <text:p text:style-name="P5"><text:span text:style-name="T6">Fostering next-gen. leaders</text:span></text:p>
                  </text:list-item>
                  <text:list-item>
                    <text:p text:style-name="P5"><text:span text:style-name="T6">Education to non-engineers, suppliers, subcontracting companies</text:span></text:p>
                  </text:list-item>
                  <text:list-item>
                    <text:p text:style-name="P5"><text:span text:style-name="T6">Open sourcing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6">
              <table:table-cell table:style-name="ce1">
                <text:p text:style-name="P6"><text:span text:style-name="T3">Sample</text:span></text:p>
              </table:table-cell>
              <table:table-cell table:style-name="ce1" table:number-columns-spanned="4">
                <text:list text:style-name="L6">
                  <text:list-item>
                    <text:p text:style-name="P5"><text:span text:style-name="T7">Trainer lectures on OSS with belief and enthusiasm</text:span></text:p>
                  </text:list-item>
                  <text:list-item>
                    <text:p text:style-name="P5"><text:span text:style-name="T7">“</text:span><text:span text:style-name="T7">Our company encourages employees to use OSS actively”</text:span></text:p>
                  </text:list-item>
                  <text:list-item>
                    <text:p text:style-name="P5"><text:span text:style-name="T7">“</text:span><text:span text:style-name="T7">Many engineers want to build a good world through developing OSS”</text:span></text:p>
                  </text:list-item>
                  <text:list-item>
                    <text:p text:style-name="P5"><text:span text:style-name="T7">It is important to understand the background of each OSS license, and intention of developers</text:span></text:p>
                  </text:list-item>
                  <text:list-item>
                    <text:p text:style-name="P5"><text:span text:style-name="T7">It is important to understand the time of distributing OSS</text:span></text:p>
                  </text:list-item>
                  <text:list-item>
                    <text:p text:style-name="P5"><text:span text:style-name="T7">There are quizzes of use cases where non engineers are involved in OSS distribution. These quizzes make non engineers aware of their responsibility </text:span></text:p>
                  </text:list-item>
                  <text:list-item>
                    <text:p text:style-name="P5"><text:span text:style-name="T7">Episodes related with a community experienced by the trainer give good impression to trainees</text:span></text:p>
                  </text:list-item>
                  <text:list-item>
                    <text:p text:style-name="P5"><text:span text:style-name="T7">By categorizing with few patterns, Sony’s examples of Open Sourcing are explained. </text:span></text:p>
                  </text:list-item>
                  <text:list-item>
                    <text:p text:style-name="P5"><text:span text:style-name="T7">Maintainers undertake trainers, who explain real activities in a community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角丸四角形 7" draw:style-name="gr1" draw:text-style-name="P8" draw:layer="layout" svg:width="1.399cm" svg:height="0.86cm" svg:x="21.959cm" svg:y="2.46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Sコンプライアンス ～教育・啓発～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</text:span><text:span text:style-name="T1">コンプライアンス ～教育・啓発～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5.348cm" svg:height="17.129cm" svg:x="1.157cm" svg:y="2.355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5"><text:span text:style-name="T5">会社名</text:span></text:p>
              </table:table-cell>
              <table:table-cell>
                <text:p text:style-name="P5"><text:span text:style-name="T5">ソニー</text:span></text:p>
              </table:table-cell>
              <table:table-cell>
                <text:p text:style-name="P5"><text:span text:style-name="T5">Wiki</text:span><text:span text:style-name="T5">掲載</text:span></text:p>
              </table:table-cell>
              <table:table-cell>
                <text:p text:style-name="P5"><text:span text:style-name="T5"><text:s text:c="4"/></text:span><text:span text:style-name="T5">OK <text:s/>/ NG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5">記載者</text:span></text:p>
              </table:table-cell>
              <table:table-cell>
                <text:p text:style-name="P5"><text:span text:style-name="T5">福地弘行</text:span></text:p>
              </table:table-cell>
              <table:table-cell>
                <text:p text:style-name="P5"><text:span text:style-name="T5">記載日</text:span></text:p>
              </table:table-cell>
              <table:table-cell>
                <text:p text:style-name="P5"><text:span text:style-name="T5">2018/6/5</text:span></text:p>
              </table:table-cell>
            </table:table-row>
            <table:table-row table:style-name="ro3">
              <table:table-cell table:style-name="ce1" table:number-columns-spanned="4"/>
              <table:covered-table-cell/>
              <table:covered-table-cell/>
              <table:covered-table-cell/>
            </table:table-row>
            <table:table-row table:style-name="ro8">
              <table:table-cell table:style-name="ce1">
                <text:p text:style-name="P6"><text:span text:style-name="T5">実施</text:span></text:p>
                <text:p text:style-name="P6"><text:span text:style-name="T5">事項</text:span></text:p>
              </table:table-cell>
              <table:table-cell table:style-name="ce1" table:number-columns-spanned="3">
                <text:list text:style-name="L4">
                  <text:list-item>
                    <text:p text:style-name="P5"><text:span text:style-name="T3">OSS</text:span><text:span text:style-name="T3">研修（</text:span><text:span text:style-name="T3">9</text:span><text:span text:style-name="T3">時間、</text:span><text:span text:style-name="T3">4</text:span><text:span text:style-name="T3">回／年）</text:span></text:p>
                  </text:list-item>
                </text:list>
                <text:p text:style-name="P7"><text:span text:style-name="T3">　　＋個別にカスタマイズして国内外拠点で随時開催　　約</text:span><text:span text:style-name="T3">700</text:span><text:span text:style-name="T3">名</text:span></text:p>
                <text:list text:continue-numbering="true" text:style-name="L4">
                  <text:list-item>
                    <text:p text:style-name="P7"><text:span text:style-name="T3">コミュニティ連携研修（概論、</text:span><text:span text:style-name="T3">Contribution</text:span><text:span text:style-name="T3">）</text:span></text:p>
                  </text:list-item>
                  <text:list-item>
                    <text:p text:style-name="P7"><text:span text:style-name="T3">新入社員研修</text:span></text:p>
                  </text:list-item>
                  <text:list-item>
                    <text:p text:style-name="P7"><text:span text:style-name="T3">E-Learning</text:span><text:span text:style-name="T3">　（</text:span><text:span text:style-name="T3">SW</text:span><text:span text:style-name="T3">開発者以外も想定）　　約</text:span><text:span text:style-name="T3">2000</text:span><text:span text:style-name="T3">名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9">
              <table:table-cell table:style-name="ce1">
                <text:p text:style-name="P6"><text:span text:style-name="T5">課題</text:span></text:p>
                <text:p text:style-name="P6"><text:span text:style-name="T5">など</text:span></text:p>
              </table:table-cell>
              <table:table-cell table:style-name="ce1" table:number-columns-spanned="3">
                <text:list text:continue-numbering="true" text:style-name="L4">
                  <text:list-item>
                    <text:p text:style-name="P5"><text:span text:style-name="T3">次世代リーダーの育成</text:span></text:p>
                  </text:list-item>
                  <text:list-item>
                    <text:p text:style-name="P5"><text:span text:style-name="T3">SW</text:span><text:span text:style-name="T3">開発者以外への浸透、サプライチェーンや協力会社への対応</text:span></text:p>
                  </text:list-item>
                  <text:list-item>
                    <text:p text:style-name="P5"><text:span text:style-name="T3">OSS</text:span><text:span text:style-name="T3">利用から</text:span><text:span text:style-name="T3">OSS</text:span><text:span text:style-name="T3">開示へ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10">
              <table:table-cell table:style-name="ce1">
                <text:p text:style-name="P6"><text:span text:style-name="T5">こんな感じで話すことがあります</text:span></text:p>
              </table:table-cell>
              <table:table-cell table:style-name="ce1" table:number-columns-spanned="3">
                <text:list text:style-name="L6">
                  <text:list-item>
                    <text:p text:style-name="P5"><text:span text:style-name="T6">講師が信念と熱意をもって語る</text:span></text:p>
                  </text:list-item>
                  <text:list-item>
                    <text:p text:style-name="P5"><text:span text:style-name="T6">基本方針　「会社として</text:span><text:span text:style-name="T6">OSS</text:span><text:span text:style-name="T6">の積極的な利用を促進しています」　</text:span></text:p>
                  </text:list-item>
                  <text:list-item>
                    <text:p text:style-name="P5"><text:span text:style-name="T6">コミュニティ視点　「</text:span><text:span text:style-name="T6">OSS</text:span><text:span text:style-name="T6">で世界を良くしようと考えている開発者がたくさんいます」</text:span></text:p>
                  </text:list-item>
                  <text:list-item>
                    <text:p text:style-name="P5"><text:span text:style-name="T6">OSS</text:span><text:span text:style-name="T6">ライセンスが作られた背景や開発者の意図を理解してもらう</text:span></text:p>
                  </text:list-item>
                  <text:list-item>
                    <text:p text:style-name="P5"><text:span text:style-name="T6">頒布というタイミングの重要性を認識してもらう</text:span></text:p>
                  </text:list-item>
                  <text:list-item>
                    <text:p text:style-name="P5"><text:span text:style-name="T6">開発以外の担当が登場するユースケースをクイズ形式で提示　（当事者意識を持ってもらう）</text:span></text:p>
                  </text:list-item>
                  <text:list-item>
                    <text:p text:style-name="P5"><text:span text:style-name="T6">実際にコミュニティとの間で経験したエピソードを話すことで、</text:span><text:span text:style-name="T6">OSS</text:span><text:span text:style-name="T6">をリアルに感じてもらう</text:span></text:p>
                  </text:list-item>
                  <text:list-item>
                    <text:p text:style-name="P5"><text:span text:style-name="T6">OSS</text:span><text:span text:style-name="T6">開示事例をパターンに分けて複数紹介</text:span></text:p>
                  </text:list-item>
                  <text:list-item>
                    <text:p text:style-name="P5"><text:span text:style-name="T6">Maintainer</text:span><text:span text:style-name="T6">にコミュニティで行われている実際の開発活動を紹介してもらう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角丸四角形 7" draw:style-name="gr1" draw:text-style-name="P8" draw:layer="layout" svg:width="1.399cm" svg:height="0.86cm" svg:x="21.959cm" svg:y="2.46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HGP創英角ｺﾞｼｯｸUB" fo:font-family="HGP創英角ｺﾞｼｯｸUB" fo:font-size="32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" style:font-family-asian="HGP創英角ｺﾞｼｯｸUB" style:font-size-asian="32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4pt" fo:letter-spacing="normal" fo:font-style="normal" style:text-underline-style="none" fo:font-weight="normal" style:font-name-asian="HGP創英角ｺﾞｼｯｸUB" style:font-family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1" style:font-family-asian="HGP創英角ｺﾞｼｯｸUB" style:font-family-generic-asian="modern" style:font-pitch-asian="variable" style:font-size-asian="36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6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3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5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6pt" fo:letter-spacing="normal" fo:font-style="normal" style:text-underline-style="none" fo:font-weight="normal" style:font-name-asian="HGP創英角ｺﾞｼｯｸUB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8pt" fo:letter-spacing="normal" fo:font-style="normal" style:text-underline-style="none" fo:font-weight="normal" style:font-name-asian="HGP創英角ｺﾞｼｯｸUB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4pt" fo:letter-spacing="normal" fo:font-style="normal" style:text-underline-style="none" fo:font-weight="normal" style:font-name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タイトルとコンテンツ" style:page-layout-name="PM1" draw:style-name="Mdp1">
      <draw:custom-shape draw:name="Rectangle 7" draw:style-name="Mgr3" draw:text-style-name="MP5" draw:layer="backgroundobjects" svg:width="27.516cm" svg:height="1.82cm" svg:x="0cm" svg:y="-0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7" draw:style-name="Mgr4" draw:text-style-name="MP6" draw:layer="backgroundobjects" svg:width="2.599cm" svg:height="1.554cm" svg:x="0.157cm" svg:y="0.124cm">
        <draw:image xlink:href="Pictures/10000201000000E2000000873424511BA09C6F3E.png" xlink:type="simple" xlink:show="embed" xlink:actuate="onLoad">
          <text:p/>
        </draw:image>
      </draw:frame>
      <draw:frame draw:name="タイトル 1" presentation:style-name="Mpr1" draw:text-style-name="MP8" draw:layer="backgroundobjects" svg:width="24.764cm" svg:height="1.723cm" svg:x="1.411cm" svg:y="0cm" presentation:class="title" presentation:user-transformed="true">
        <draw:text-box>
          <text:p text:style-name="MP7"><text:span text:style-name="MT1">マスター タイトルの書式設定</text:span></text:p>
        </draw:text-box>
      </draw:frame>
      <draw:frame draw:name="コンテンツ プレースホルダー 2" presentation:style-name="Mpr2" draw:text-style-name="MP13" draw:layer="backgroundobjects" svg:width="24.764cm" svg:height="14.291cm" svg:x="1.376cm" svg:y="2.725cm" presentation:class="outline" presentation:user-transformed="true">
        <draw:text-box>
          <text:list text:style-name="ML3">
            <text:list-item>
              <text:p text:style-name="MP9"><text:span text:style-name="MT2">マスター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14" draw:layer="backgroundobjects" svg:width="6.42cm" svg:height="1.322cm" svg:x="1.376cm" svg:y="17.348cm" presentation:class="date-time" presentation:user-transformed="true">
        <draw:text-box>
          <text:p/>
        </draw:text-box>
      </draw:frame>
      <draw:frame draw:name="フッター プレースホルダー 4" presentation:style-name="Mpr3" draw:text-style-name="MP14" draw:layer="backgroundobjects" svg:width="8.713cm" svg:height="1.322cm" svg:x="9.402cm" svg:y="17.348cm" presentation:class="footer" presentation:user-transformed="true">
        <draw:text-box>
          <text:p/>
        </draw:text-box>
      </draw:frame>
      <draw:frame draw:name="スライド番号プレースホルダー 5" presentation:style-name="Mpr3" draw:text-style-name="MP16" draw:layer="backgroundobjects" svg:width="1.547cm" svg:height="0.669cm" svg:x="25.779cm" svg:y="1.10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9.798cm" svg:height="11.136cm" svg:x="0.6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S.Kato</meta:initial-creator>
    <dc:creator>Shane Coughlan</dc:creator>
    <meta:editing-cycles>954</meta:editing-cycles>
    <meta:creation-date>2006-04-18T03:56:29</meta:creation-date>
    <dc:date>2018-09-21T08:34:44</dc:date>
    <meta:editing-duration>P13DT4H26M</meta:editing-duration>
    <meta:generator>LibreOffice/6.0.0.3$MacOSX_X86_64 LibreOffice_project/64a0f66915f38c6217de274f0aa8e15618924765</meta:generator>
    <meta:document-statistic meta:object-count="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